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d27" officeooo:paragraph-rsid="00169d27"/>
    </style:style>
    <style:style style:name="P2" style:family="paragraph" style:parent-style-name="Standard">
      <style:text-properties officeooo:rsid="00169d27" officeooo:paragraph-rsid="0018821c"/>
    </style:style>
    <style:style style:name="P3" style:family="paragraph" style:parent-style-name="Standard">
      <style:text-properties officeooo:rsid="00169d27" officeooo:paragraph-rsid="001d4bdf"/>
    </style:style>
    <style:style style:name="P4" style:family="paragraph" style:parent-style-name="Standard">
      <style:text-properties officeooo:rsid="00169d27" officeooo:paragraph-rsid="001d6efd"/>
    </style:style>
    <style:style style:name="P5" style:family="paragraph" style:parent-style-name="Standard">
      <style:text-properties officeooo:rsid="001bdd4e" officeooo:paragraph-rsid="001bdd4e"/>
    </style:style>
    <style:style style:name="P6" style:family="paragraph" style:parent-style-name="Standard">
      <style:text-properties officeooo:rsid="001bdd4e" officeooo:paragraph-rsid="001d6efd"/>
    </style:style>
    <style:style style:name="P7" style:family="paragraph" style:parent-style-name="Standard">
      <style:text-properties officeooo:rsid="001d6efd" officeooo:paragraph-rsid="001d6efd"/>
    </style:style>
    <style:style style:name="P8" style:family="paragraph" style:parent-style-name="Standard">
      <style:text-properties officeooo:rsid="001f2580" officeooo:paragraph-rsid="001f2580"/>
    </style:style>
    <style:style style:name="T1" style:family="text">
      <style:text-properties officeooo:rsid="0018821c"/>
    </style:style>
    <style:style style:name="T2" style:family="text">
      <style:text-properties officeooo:rsid="001bdd4e"/>
    </style:style>
    <style:style style:name="T3" style:family="text">
      <style:text-properties officeooo:rsid="001d4bdf"/>
    </style:style>
    <style:style style:name="T4" style:family="text">
      <style:text-properties officeooo:rsid="001d6efd"/>
    </style:style>
    <style:style style:name="T5" style:family="text">
      <style:text-properties officeooo:rsid="001f2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H: <text:span text:style-name="T2">2 <text:s/>(consideramos a las clases de spark y a la clase Base de activeJDBC como clase padres de App )</text:span></text:p>
      <text:p text:style-name="P1"/>
      <text:p text:style-name="P1">NOR <text:span text:style-name="T3">(De todas las clases)</text:span>: <text:s/><text:span text:style-name="T2">0</text:span></text:p>
      <text:p text:style-name="P1"/>
      <text:p text:style-name="P1">NOA <text:span text:style-name="T2">App</text:span>: <text:span text:style-name="T2">4 (ramdomQuest, questById, lastGame y gameBySession)</text:span> </text:p>
      <text:p text:style-name="P5">NOA Login: 1 (Welcome)</text:p>
      <text:p text:style-name="P5">NOA FreePlay: 4 (Roulete, Play, AnswerResponse y GameEnd)</text:p>
      <text:p text:style-name="P5">NOA Menu: 1 (ShowMenu)</text:p>
      <text:p text:style-name="P5">NOA Score: 2 (showScore y calculateScore) </text:p>
      <text:p text:style-name="P1"/>
      <text:p text:style-name="P1">ACO <text:span text:style-name="T1">App: 7 (Usa metodos de model.Question, model.Game, java.util.List, Login, Score, FreePlay y Menu)</text:span></text:p>
      <text:p text:style-name="P2">ACO <text:span text:style-name="T1">FreePlay: 10 (ArrayList,List,HashMap,Map,ModelAndView,MustTempEngine,model.Question/History/Game) </text:span></text:p>
      <text:p text:style-name="P3">ACO <text:span text:style-name="T1">Login: 6 (model.User,HashMap,Map,ModelAndView,MustTempEngine)</text:span></text:p>
      <text:p text:style-name="P3">ACO <text:span text:style-name="T1">Menu: 3 (model.Game,ModelAndView,MustTempEngine)</text:span></text:p>
      <text:p text:style-name="P2">ACO <text:span text:style-name="T1">Score: 5 (model.User,HashMap,Map,BigDecimal,ModelAndView) </text:span></text:p>
      <text:p text:style-name="P7">ACO model.Category: 1 (model.Question)</text:p>
      <text:p text:style-name="P7">ACO model.Game: <text:span text:style-name="T5">5</text:span> (App,FreePlay,Menu,<text:span text:style-name="T5">model.Question,model.User</text:span>)</text:p>
      <text:p text:style-name="P8">ACO model.User: 3 (Login,Score,model.Game)</text:p>
      <text:p text:style-name="P8"/>
      <text:p text:style-name="P1"/>
      <text:p text:style-name="P1"/>
      <text:p text:style-name="P1"/>
      <text:p text:style-name="P1">NDD: </text:p>
      <text:p text:style-name="P1"/>
      <text:p text:style-name="P1">*<text:span text:style-name="T4">Por operaciones propias:</text:span></text:p>
      <text:p text:style-name="P4"><text:span text:style-name="T4"><text:tab/>App</text:span>: <text:span text:style-name="T2">4 (ramdomQuest, questById, lastGame y gameBySession)</text:span> </text:p>
      <text:p text:style-name="P6"><text:tab/>Login: 1 (Welcome)</text:p>
      <text:p text:style-name="P6"><text:tab/>FreePlay: 4 (Roulete, Play, AnswerResponse y GameEnd)</text:p>
      <text:p text:style-name="P6"><text:tab/>Menu: 1 (ShowMenu)</text:p>
      <text:p text:style-name="P6"><text:tab/>Score: 2 (showScore y calculateScore) </text:p>
      <text:p text:style-name="P4"><text:tab/><text:span text:style-name="T4">model.Game: 5 (restarVida, resetFire, addFire, catchingFire, terminarJuego)</text:span></text:p>
      <text:p text:style-name="P1"><text:tab/><text:span text:style-name="T5">model.Category: 0</text:span></text:p>
      <text:p text:style-name="P1"><text:tab/><text:span text:style-name="T5">model.Question: 1 (verificarRespuesta)</text:span></text:p>
      <text:p text:style-name="P1"><text:tab/><text:span text:style-name="T5">model.User: 0</text:span></text:p>
      <text:p text:style-name="P1"/>
      <text:p text:style-name="P1">NPMedi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0:24:00.876536834</meta:creation-date>
    <dc:date>2017-10-03T01:46:59.004140881</dc:date>
    <meta:editing-duration>PT31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43" meta:character-count="1236" meta:non-whitespace-character-count="1102"/>
  </office:meta>
</office:document-meta>
</file>